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egreya" svg:font-family="Alegrey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="Circle" draw:marker-start-width="0.375cm" draw:marker-end="Circle" draw:marker-end-width="0.375cm" draw:textarea-vertical-align="middl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24cm"/>
      <style:paragraph-properties style:writing-mode="lr-tb"/>
    </style:style>
    <style:style style:name="pr2" style:family="presentation" style:parent-style-name="Default-subtitle">
      <style:graphic-properties draw:fill-color="#ffffff" fo:min-height="1.52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Alegreya" fo:font-size="24pt" style:font-size-asian="24pt" style:font-size-complex="24pt"/>
    </style:style>
    <style:style style:name="P2" style:family="paragraph">
      <loext:graphic-properties draw:fill-color="#ffffff"/>
      <style:paragraph-properties fo:text-align="center"/>
      <style:text-properties style:font-name="Alegreya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legreya" fo:font-size="28pt" style:font-size-asian="28pt" style:font-size-complex="28pt"/>
    </style:style>
    <style:style style:name="P5" style:family="paragraph">
      <loext:graphic-properties draw:fill-color="#ffffff"/>
      <style:paragraph-properties fo:text-align="center"/>
      <style:text-properties style:font-name="Alegreya" fo:font-size="28pt" style:font-size-asian="28pt" style:font-size-complex="28pt"/>
    </style:style>
    <style:style style:name="P6" style:family="paragraph">
      <loext:graphic-properties draw:fill-color="#ffffff"/>
    </style:style>
    <style:style style:name="T1" style:family="text">
      <style:text-properties style:font-name="Alegreya" fo:font-size="24pt" style:font-size-asian="24pt" style:font-size-complex="24pt"/>
    </style:style>
    <style:style style:name="T2" style:family="text">
      <style:text-properties style:font-name="Alegreya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7.673cm" svg:height="15.24cm" svg:x="0.201cm" svg:y="0.254cm">
          <draw:text-box>
            <text:p text:style-name="P1"><text:span text:style-name="T1">canonicity</text:span></text:p>
            <text:p text:style-name="P1"><text:span text:style-name="T1">literary quality</text:span></text:p>
            <text:p text:style-name="P1"><text:span text:style-name="T1">popular success</text:span></text:p>
            <text:p text:style-name="P1"><text:span text:style-name="T1">critical success</text:span></text:p>
            <text:p text:style-name="P1"><text:span text:style-name="T1">high/low brow</text:span></text:p>
            <text:p text:style-name="P1"><text:span text:style-name="T1">prestige</text:span></text:p>
          </draw:text-box>
        </draw:frame>
        <draw:frame presentation:style-name="pr1" draw:text-style-name="P2" draw:layer="layout" svg:width="7.673cm" svg:height="15.24cm" svg:x="20.066cm" svg:y="0.254cm">
          <draw:text-box>
            <text:p text:style-name="P1"><text:span text:style-name="T1">reprint count</text:span></text:p>
            <text:p text:style-name="P1"><text:span text:style-name="T1">print run size</text:span></text:p>
            <text:p text:style-name="P1"><text:span text:style-name="T1">library holdings</text:span></text:p>
            <text:p text:style-name="P1"><text:span text:style-name="T1">space in lit. hist.</text:span></text:p>
            <text:p text:style-name="P1"><text:span text:style-name="T1">Wikipedia data</text:span></text:p>
            <text:p text:style-name="P1"><text:span text:style-name="T1">literary prizes</text:span></text:p>
            <text:p text:style-name="P1"><text:span text:style-name="T1">reading lists</text:span></text:p>
            <text:p text:style-name="P1"><text:span text:style-name="T1">textual complexity</text:span></text:p>
          </draw:text-box>
        </draw:frame>
        <draw:line draw:style-name="gr1" draw:text-style-name="P3" draw:layer="layout" svg:x1="7.112cm" svg:y1="6.35cm" svg:x2="21.336cm" svg:y2="5.08cm">
          <text:p/>
        </draw:line>
        <draw:line draw:style-name="gr1" draw:text-style-name="P3" draw:layer="layout" svg:x1="7.112cm" svg:y1="6.35cm" svg:x2="21.336cm" svg:y2="3.81cm">
          <text:p/>
        </draw:line>
        <draw:line draw:style-name="gr1" draw:text-style-name="P3" draw:layer="layout" svg:x1="6.858cm" svg:y1="7.366cm" svg:x2="21.082cm" svg:y2="6.25cm">
          <text:p/>
        </draw:line>
        <draw:line draw:style-name="gr1" draw:text-style-name="P3" draw:layer="layout" svg:x1="6.096cm" svg:y1="5.08cm" svg:x2="21.082cm" svg:y2="6.25cm">
          <text:p/>
        </draw:line>
        <draw:line draw:style-name="gr1" draw:text-style-name="P3" draw:layer="layout" svg:x1="6.096cm" svg:y1="5.08cm" svg:x2="21.336cm" svg:y2="9.652cm">
          <text:p/>
        </draw:line>
        <draw:line draw:style-name="gr1" draw:text-style-name="P3" draw:layer="layout" svg:x1="6.096cm" svg:y1="5.08cm" svg:x2="21.336cm" svg:y2="10.668cm">
          <text:p/>
        </draw:line>
        <draw:line draw:style-name="gr1" draw:text-style-name="P3" draw:layer="layout" svg:x1="6.096cm" svg:y1="5.08cm" svg:x2="21.336cm" svg:y2="10.668cm">
          <text:p/>
        </draw:line>
        <draw:line draw:style-name="gr1" draw:text-style-name="P3" draw:layer="layout" svg:x1="6.858cm" svg:y1="9.652cm" svg:x2="20.574cm" svg:y2="11.938cm">
          <text:p/>
        </draw:line>
        <draw:line draw:style-name="gr1" draw:text-style-name="P3" draw:layer="layout" svg:x1="5.842cm" svg:y1="10.922cm" svg:x2="20.574cm" svg:y2="11.938cm">
          <text:p/>
        </draw:line>
        <draw:line draw:style-name="gr1" draw:text-style-name="P3" draw:layer="layout" svg:x1="6.096cm" svg:y1="5.08cm" svg:x2="20.574cm" svg:y2="11.938cm">
          <text:p/>
        </draw:line>
        <draw:line draw:style-name="gr1" draw:text-style-name="P3" draw:layer="layout" svg:x1="7.112cm" svg:y1="6.25cm" svg:x2="21.336cm" svg:y2="9.652cm">
          <text:p/>
        </draw:line>
        <draw:line draw:style-name="gr1" draw:text-style-name="P3" draw:layer="layout" svg:x1="6.858cm" svg:y1="8.636cm" svg:x2="20.828cm" svg:y2="7.366cm">
          <text:p/>
        </draw:line>
        <draw:line draw:style-name="gr1" draw:text-style-name="P3" draw:layer="layout" svg:x1="7.112cm" svg:y1="6.35cm" svg:x2="20.828cm" svg:y2="7.366cm">
          <text:p/>
        </draw:line>
        <draw:line draw:style-name="gr1" draw:text-style-name="P3" draw:layer="layout" svg:x1="6.096cm" svg:y1="5.08cm" svg:x2="20.828cm" svg:y2="7.366cm">
          <text:p/>
        </draw:line>
        <draw:line draw:style-name="gr1" draw:text-style-name="P3" draw:layer="layout" svg:x1="6.858cm" svg:y1="8.636cm" svg:x2="21.336cm" svg:y2="9.652cm">
          <text:p/>
        </draw:line>
        <draw:line draw:style-name="gr1" draw:text-style-name="P3" draw:layer="layout" svg:x1="6.858cm" svg:y1="7.366cm" svg:x2="21.082cm" svg:y2="8.382cm">
          <text:p/>
        </draw:line>
        <draw:line draw:style-name="gr1" draw:text-style-name="P3" draw:layer="layout" svg:x1="5.842cm" svg:y1="10.922cm" svg:x2="21.336cm" svg:y2="9.652cm">
          <text:p/>
        </draw:line>
        <draw:line draw:style-name="gr1" draw:text-style-name="P3" draw:layer="layout" svg:x1="5.842cm" svg:y1="10.922cm" svg:x2="20.828cm" svg:y2="7.366cm">
          <text:p/>
        </draw:line>
        <draw:line draw:style-name="gr1" draw:text-style-name="P3" draw:layer="layout" svg:x1="7.112cm" svg:y1="6.25cm" svg:x2="21.336cm" svg:y2="10.668cm">
          <text:p/>
        </draw:line>
        <draw:line draw:style-name="gr1" draw:text-style-name="P3" draw:layer="layout" svg:x1="6.858cm" svg:y1="9.652cm" svg:x2="20.828cm" svg:y2="7.366cm">
          <text:p/>
        </draw:line>
        <draw:frame presentation:style-name="pr2" draw:text-style-name="P5" draw:layer="layout" svg:width="7.673cm" svg:height="1.524cm" svg:x="0.201cm" svg:y="1.586cm">
          <draw:text-box>
            <text:p text:style-name="P4"><text:span text:style-name="T2">concepts</text:span></text:p>
          </draw:text-box>
        </draw:frame>
        <draw:frame presentation:style-name="pr2" draw:text-style-name="P5" draw:layer="layout" svg:width="7.673cm" svg:height="1.524cm" svg:x="19.702cm" svg:y="1.586cm">
          <draw:text-box>
            <text:p text:style-name="P4"><text:span text:style-name="T2">indicato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egreya" svg:font-family="Alegrey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HK" style:font-family-asian="'Noto Sans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HK" style:font-family-asian="'Noto Sans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HK" style:font-family-asian="'Noto Sans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HK" style:font-family-asian="'Noto Sans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5:59:27.371567376</meta:creation-date>
    <dc:date>2020-03-01T16:18:48.898264064</dc:date>
    <meta:editing-duration>PT9M</meta:editing-duration>
    <meta:editing-cycles>2</meta:editing-cycles>
    <meta:generator>LibreOffice/6.3.5.2$Linux_X86_64 LibreOffice_project/30$Build-2</meta:generator>
    <meta:document-statistic meta:object-count="47"/>
  </office:meta>
</office:document-meta>
</file>